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break-before="page"/>
      <style:text-properties fo:language="el" fo:country="GR"/>
    </style:style>
    <style:style style:name="P3" style:family="paragraph" style:parent-style-name="Standard" style:master-page-name="First_20_Page">
      <style:paragraph-properties style:page-number="auto"/>
      <style:text-properties fo:language="el" fo:country="GR"/>
    </style:style>
    <style:style style:name="P4" style:family="paragraph" style:parent-style-name="Header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Αρχική σελίδα</text:p>
      <text:p text:style-name="P1">Βασικό στυλ σελίδας.</text:p>
      <text:p text:style-name="P1"/>
      <text:p text:style-name="P1"/>
      <text:p text:style-name="P1"/>
      <text:p text:style-name="P2">Δεύτερη σελίδα</text:p>
      <text:p text:style-name="P1">Αυτή πρέπει να είναι πλάγια και να έχει άλλο <text:span text:style-name="T1">hea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efault page style</text:p>
      </style:header>
    </style:master-page>
    <style:master-page style:name="First_20_Page" style:display-name="First Page" style:page-layout-name="Mpm2" style:next-style-name="Standard">
      <style:header>
        <text:p text:style-name="MP1">First pag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2-12-12T13:00:30.78</meta:creation-date>
    <meta:document-statistic meta:table-count="0" meta:image-count="0" meta:object-count="0" meta:page-count="2" meta:paragraph-count="6" meta:word-count="22" meta:character-count="127"/>
    <dc:date>2012-12-12T17:08:26.06</dc:date>
    <dc:creator>Spyros Nakos</dc:creator>
    <meta:editing-duration>PT3H37M29S</meta:editing-duration>
    <meta:editing-cycles>1</meta:editing-cycles>
    <meta:generator>OpenOffice.org/3.3$Win32 OpenOffice.org_project/330m20$Build-9567</meta:generator>
  </office:meta>
</office:document-meta>
</file>